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row table:style-name="ro3">
          <table:table-cell/>
          <table:table-cell office:value-type="string">
            <text:p>Molecular mass</text:p>
          </table:table-cell>
          <table:table-cell office:value-type="string">
            <text:p>Mass</text:p>
          </table:table-cell>
          <table:table-cell office:value-type="string">
            <text:p>Moles</text:p>
          </table:table-cell>
          <table:table-cell office:value-type="string">
            <text:p>Product equivalent</text:p>
          </table:table-cell>
        </table:table-row>
        <table:table-row table:style-name="ro3">
          <table:table-cell office:value-type="string">
            <text:p>Reactants</text:p>
          </table:table-cell>
          <table:table-cell office:value-type="string">
            <text:p>g/mol </text:p>
          </table:table-cell>
          <table:table-cell office:value-type="string">
            <text:p>g</text:p>
          </table:table-cell>
          <table:table-cell office:value-type="string">
            <text:p>mmol</text:p>
          </table:table-cell>
          <table:table-cell office:value-type="string">
            <text:p>mmol</text:p>
          </table:table-cell>
        </table:table-row>
        <table:table-row table:style-name="ro2">
          <table:table-cell table:style-name="ce1" office:value-type="string">
            <text:p>Cu(NO<text:span text:style-name="T1">3</text:span><text:span text:style-name="T2">)</text:span><text:span text:style-name="T1">2</text:span></text:p>
          </table:table-cell>
          <table:table-cell table:style-name="ce1" office:value-type="float" office:value="241.6">
            <text:p>241,6</text:p>
          </table:table-cell>
          <table:table-cell office:value-type="float" office:value="0.438">
            <text:p>0,44</text:p>
          </table:table-cell>
          <table:table-cell table:formula="of:=[.C3]/[.B3]*1000" office:value-type="float" office:value="1.81291390728477">
            <text:p>1,81</text:p>
          </table:table-cell>
          <table:table-cell table:formula="of:=[.D3]/3" office:value-type="float" office:value="0.604304635761589">
            <text:p>0,6</text:p>
          </table:table-cell>
        </table:table-row>
        <table:table-row table:style-name="ro3">
          <table:table-cell office:value-type="string">
            <text:p>TMA</text:p>
          </table:table-cell>
          <table:table-cell office:value-type="float" office:value="210.14">
            <text:p>210,14</text:p>
          </table:table-cell>
          <table:table-cell office:value-type="float" office:value="0.21">
            <text:p>0,21</text:p>
          </table:table-cell>
          <table:table-cell table:formula="of:=[.C4]/[.B4]*1000" office:value-type="float" office:value="0.999333777481679">
            <text:p>1</text:p>
          </table:table-cell>
          <table:table-cell table:formula="of:=[.D4]/2" office:value-type="float" office:value="0.499666888740839">
            <text:p>0,5</text:p>
          </table:table-cell>
        </table:table-row>
        <table:table-row table:style-name="ro3">
          <table:table-cell office:value-type="string">
            <text:p>Products</text:p>
          </table:table-cell>
          <table:table-cell table:number-columns-repeated="2"/>
          <table:table-cell office:value-type="string">
            <text:p>100 % efficient</text:p>
          </table:table-cell>
          <table:table-cell/>
        </table:table-row>
        <table:table-row table:style-name="ro3">
          <table:table-cell office:value-type="string">
            <text:p>Cu3(TMA)2(H2O)3 </text:p>
          </table:table-cell>
          <table:table-cell table:formula="of:=2*[.B4]+3*63.546+3*18.01528" office:value-type="float" office:value="664.96384">
            <text:p>664,96</text:p>
          </table:table-cell>
          <table:table-cell table:formula="of:=[.B6]*[.D6]/1000" office:value-type="float" office:value="0.33248192">
            <text:p>0,33</text:p>
          </table:table-cell>
          <table:table-cell table:number-columns-repeated="2" office:value-type="float" office:value="0.5">
            <text:p>0,5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n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12.03.2013</text:date>, <text:time>09:28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3-03-10T15:47:59.21</meta:creation-date>
    <dc:date>2013-03-12T09:28:59.71</dc:date>
    <dc:creator>Anders Teigland</dc:creator>
    <meta:editing-duration>PT13H12M44S</meta:editing-duration>
    <meta:editing-cycles>2</meta:editing-cycles>
    <meta:generator>OpenOffice.org/3.2$Win32 OpenOffice.org_project/320m12$Build-9483</meta:generator>
    <meta:document-statistic meta:table-count="3" meta:cell-count="26" meta:object-count="0"/>
  </office:meta>
</office:document-meta>
</file>